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59.05mm" svg:y="5.51mm">
            <draw:object draw:notify-on-update-of-ranges="Sheet1.F2:Sheet1.F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[zasilacz]</text:p>
          </table:table-cell>
          <table:table-cell office:value-type="string" calcext:value-type="string">
            <text:p>U[dioda]</text:p>
          </table:table-cell>
          <table:table-cell office:value-type="string" calcext:value-type="string">
            <text:p>U[rezystor]</text:p>
          </table:table-cell>
          <table:table-cell office:value-type="string" calcext:value-type="string">
            <text:p>2,7om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0.743" calcext:value-type="float">
            <text:p>-0,743</text:p>
          </table:table-cell>
          <table:table-cell office:value-type="float" office:value="-7.27" calcext:value-type="float">
            <text:p>-7,27</text:p>
          </table:table-cell>
          <table:table-cell/>
          <table:table-cell table:formula="of:=[.B2]*-1" office:value-type="float" office:value="0.743" calcext:value-type="float">
            <text:p>0,743</text:p>
          </table:table-cell>
          <table:table-cell table:formula="of:=[.C2]*-1" office:value-type="float" office:value="7.27" calcext:value-type="float">
            <text:p>7,2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739" calcext:value-type="float">
            <text:p>-0,739</text:p>
          </table:table-cell>
          <table:table-cell office:value-type="float" office:value="-6.31" calcext:value-type="float">
            <text:p>-6,31</text:p>
          </table:table-cell>
          <table:table-cell/>
          <table:table-cell table:formula="of:=[.B3]*-1" office:value-type="float" office:value="0.739" calcext:value-type="float">
            <text:p>0,739</text:p>
          </table:table-cell>
          <table:table-cell table:formula="of:=[.C3]*-1" office:value-type="float" office:value="6.31" calcext:value-type="float">
            <text:p>6,3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733" calcext:value-type="float">
            <text:p>-0,733</text:p>
          </table:table-cell>
          <table:table-cell office:value-type="float" office:value="-5.344" calcext:value-type="float">
            <text:p>-5,344</text:p>
          </table:table-cell>
          <table:table-cell/>
          <table:table-cell table:formula="of:=[.B4]*-1" office:value-type="float" office:value="0.733" calcext:value-type="float">
            <text:p>0,733</text:p>
          </table:table-cell>
          <table:table-cell table:formula="of:=[.C4]*-1" office:value-type="float" office:value="5.344" calcext:value-type="float">
            <text:p>5,34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727" calcext:value-type="float">
            <text:p>-0,727</text:p>
          </table:table-cell>
          <table:table-cell office:value-type="float" office:value="-4.365" calcext:value-type="float">
            <text:p>-4,365</text:p>
          </table:table-cell>
          <table:table-cell/>
          <table:table-cell table:formula="of:=[.B5]*-1" office:value-type="float" office:value="0.727" calcext:value-type="float">
            <text:p>0,727</text:p>
          </table:table-cell>
          <table:table-cell table:formula="of:=[.C5]*-1" office:value-type="float" office:value="4.365" calcext:value-type="float">
            <text:p>4,36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72" calcext:value-type="float">
            <text:p>-0,72</text:p>
          </table:table-cell>
          <table:table-cell office:value-type="float" office:value="-3.376" calcext:value-type="float">
            <text:p>-3,376</text:p>
          </table:table-cell>
          <table:table-cell/>
          <table:table-cell table:formula="of:=[.B6]*-1" office:value-type="float" office:value="0.72" calcext:value-type="float">
            <text:p>0,72</text:p>
          </table:table-cell>
          <table:table-cell table:formula="of:=[.C6]*-1" office:value-type="float" office:value="3.376" calcext:value-type="float">
            <text:p>3,37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709" calcext:value-type="float">
            <text:p>-0,709</text:p>
          </table:table-cell>
          <table:table-cell office:value-type="float" office:value="-2.387" calcext:value-type="float">
            <text:p>-2,387</text:p>
          </table:table-cell>
          <table:table-cell/>
          <table:table-cell table:formula="of:=[.B7]*-1" office:value-type="float" office:value="0.709" calcext:value-type="float">
            <text:p>0,709</text:p>
          </table:table-cell>
          <table:table-cell table:formula="of:=[.C7]*-1" office:value-type="float" office:value="2.387" calcext:value-type="float">
            <text:p>2,38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693" calcext:value-type="float">
            <text:p>-0,693</text:p>
          </table:table-cell>
          <table:table-cell office:value-type="float" office:value="-1.395" calcext:value-type="float">
            <text:p>-1,395</text:p>
          </table:table-cell>
          <table:table-cell/>
          <table:table-cell table:formula="of:=[.B8]*-1" office:value-type="float" office:value="0.693" calcext:value-type="float">
            <text:p>0,693</text:p>
          </table:table-cell>
          <table:table-cell table:formula="of:=[.C8]*-1" office:value-type="float" office:value="1.395" calcext:value-type="float">
            <text:p>1,39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653" calcext:value-type="float">
            <text:p>-0,653</text:p>
          </table:table-cell>
          <table:table-cell office:value-type="float" office:value="-0.388" calcext:value-type="float">
            <text:p>-0,388</text:p>
          </table:table-cell>
          <table:table-cell/>
          <table:table-cell table:formula="of:=[.B9]*-1" office:value-type="float" office:value="0.653" calcext:value-type="float">
            <text:p>0,653</text:p>
          </table:table-cell>
          <table:table-cell table:formula="of:=[.C9]*-1" office:value-type="float" office:value="0.388" calcext:value-type="float">
            <text:p>0,38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formula="of:=[.B10]*-1" office:value-type="float" office:value="-0" calcext:value-type="float">
            <text:p>0</text:p>
          </table:table-cell>
          <table:table-cell table:formula="of:=[.C10]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,0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*-1" office:value-type="float" office:value="-1.035" calcext:value-type="float">
            <text:p>-1,035</text:p>
          </table:table-cell>
          <table:table-cell table:formula="of:=[.C11]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57" calcext:value-type="float">
            <text:p>1,957</text:p>
          </table:table-cell>
          <table:table-cell office:value-type="float" office:value="0.091" calcext:value-type="float">
            <text:p>0,091</text:p>
          </table:table-cell>
          <table:table-cell/>
          <table:table-cell table:formula="of:=[.B12]*-1" office:value-type="float" office:value="-1.957" calcext:value-type="float">
            <text:p>-1,957</text:p>
          </table:table-cell>
          <table:table-cell table:formula="of:=[.C12]*-1" office:value-type="float" office:value="-0.091" calcext:value-type="float">
            <text:p>-0,0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46" calcext:value-type="float">
            <text:p>2,446</text:p>
          </table:table-cell>
          <table:table-cell office:value-type="float" office:value="0.608" calcext:value-type="float">
            <text:p>0,608</text:p>
          </table:table-cell>
          <table:table-cell/>
          <table:table-cell table:formula="of:=[.B13]*-1" office:value-type="float" office:value="-2.446" calcext:value-type="float">
            <text:p>-2,446</text:p>
          </table:table-cell>
          <table:table-cell table:formula="of:=[.C13]*-1" office:value-type="float" office:value="-0.608" calcext:value-type="float">
            <text:p>-0,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93" calcext:value-type="float">
            <text:p>2,693</text:p>
          </table:table-cell>
          <table:table-cell office:value-type="float" office:value="1.391" calcext:value-type="float">
            <text:p>1,391</text:p>
          </table:table-cell>
          <table:table-cell/>
          <table:table-cell table:formula="of:=[.B14]*-1" office:value-type="float" office:value="-2.693" calcext:value-type="float">
            <text:p>-2,693</text:p>
          </table:table-cell>
          <table:table-cell table:formula="of:=[.C14]*-1" office:value-type="float" office:value="-1.391" calcext:value-type="float">
            <text:p>-1,3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56" calcext:value-type="float">
            <text:p>2,856</text:p>
          </table:table-cell>
          <table:table-cell office:value-type="float" office:value="2.251" calcext:value-type="float">
            <text:p>2,251</text:p>
          </table:table-cell>
          <table:table-cell/>
          <table:table-cell table:formula="of:=[.B15]*-1" office:value-type="float" office:value="-2.856" calcext:value-type="float">
            <text:p>-2,856</text:p>
          </table:table-cell>
          <table:table-cell table:formula="of:=[.C15]*-1" office:value-type="float" office:value="-2.251" calcext:value-type="float">
            <text:p>-2,2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68" calcext:value-type="float">
            <text:p>2,968</text:p>
          </table:table-cell>
          <table:table-cell office:value-type="float" office:value="3.102" calcext:value-type="float">
            <text:p>3,102</text:p>
          </table:table-cell>
          <table:table-cell/>
          <table:table-cell table:formula="of:=[.B16]*-1" office:value-type="float" office:value="-2.968" calcext:value-type="float">
            <text:p>-2,968</text:p>
          </table:table-cell>
          <table:table-cell table:formula="of:=[.C16]*-1" office:value-type="float" office:value="-3.102" calcext:value-type="float">
            <text:p>-3,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6" calcext:value-type="float">
            <text:p>3,06</text:p>
          </table:table-cell>
          <table:table-cell office:value-type="float" office:value="4.031" calcext:value-type="float">
            <text:p>4,031</text:p>
          </table:table-cell>
          <table:table-cell/>
          <table:table-cell table:formula="of:=[.B17]*-1" office:value-type="float" office:value="-3.06" calcext:value-type="float">
            <text:p>-3,06</text:p>
          </table:table-cell>
          <table:table-cell table:formula="of:=[.C17]*-1" office:value-type="float" office:value="-4.031" calcext:value-type="float">
            <text:p>-4,0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33" calcext:value-type="float">
            <text:p>3,133</text:p>
          </table:table-cell>
          <table:table-cell office:value-type="float" office:value="4.892" calcext:value-type="float">
            <text:p>4,892</text:p>
          </table:table-cell>
          <table:table-cell/>
          <table:table-cell table:formula="of:=[.B18]*-1" office:value-type="float" office:value="-3.133" calcext:value-type="float">
            <text:p>-3,133</text:p>
          </table:table-cell>
          <table:table-cell table:formula="of:=[.C18]*-1" office:value-type="float" office:value="-4.892" calcext:value-type="float">
            <text:p>-4,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.00.0000</text:date>, <text:time style:data-style-name="N2" text:time-value="12:05:23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 LibreOffice_project/9d0f32d1f0b509096fd65e0d4bec26ddd1938fd3</meta:generator>
    <dc:date>2019-04-25T12:19:29.607000000</dc:date>
    <meta:editing-duration>PT21S</meta:editing-duration>
    <meta:editing-cycles>1</meta:editing-cycles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8cm" svg:y="4.201cm" style:legend-expansion="high" chart:style-name="ch2"/>
        <chart:plot-area chart:style-name="ch3" table:cell-range-address="Sheet1.E2:Sheet1.F18 Sheet1.G8:Sheet1.G8" chart:data-source-has-labels="row" svg:x="0.32cm" svg:y="0.18cm" svg:width="12.938cm" svg:height="8.64cm">
          <chartooo:coordinate-region svg:x="0.611cm" svg:y="0.379cm" svg:width="12.55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8" chart:class="chart:scatter">
            <chart:domain table:cell-range-address="Sheet1.E2:Sheet1.E18 Sheet1.G8:Sheet1.G8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 Kolumna G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3">
                <text:p>0.743</text:p>
                <draw:g>
                  <svg:desc>Sheet1.E2:Sheet1.E18 Sheet1.G8:Sheet1.G8</svg:desc>
                </draw:g>
              </table:table-cell>
              <table:table-cell office:value-type="float" office:value="7.27">
                <text:p>7.27</text:p>
                <draw:g>
                  <svg:desc>Sheet1.F2:Sheet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9">
                <text:p>0.739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3">
                <text:p>0.733</text:p>
              </table:table-cell>
              <table:table-cell office:value-type="float" office:value="5.344">
                <text:p>5.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7">
                <text:p>0.727</text:p>
              </table:table-cell>
              <table:table-cell office:value-type="float" office:value="4.365">
                <text:p>4.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3.376">
                <text:p>3.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9">
                <text:p>0.709</text:p>
              </table:table-cell>
              <table:table-cell office:value-type="float" office:value="2.387">
                <text:p>2.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">
                <text:p>0.693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3">
                <text:p>0.653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035">
                <text:p>-1.0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957">
                <text:p>-1.957</text:p>
              </table:table-cell>
              <table:table-cell office:value-type="float" office:value="-0.091">
                <text:p>-0.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446">
                <text:p>-2.446</text:p>
              </table:table-cell>
              <table:table-cell office:value-type="float" office:value="-0.608">
                <text:p>-0.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693">
                <text:p>-2.693</text:p>
              </table:table-cell>
              <table:table-cell office:value-type="float" office:value="-1.391">
                <text:p>-1.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56">
                <text:p>-2.856</text:p>
              </table:table-cell>
              <table:table-cell office:value-type="float" office:value="-2.251">
                <text:p>-2.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968">
                <text:p>-2.968</text:p>
              </table:table-cell>
              <table:table-cell office:value-type="float" office:value="-3.102">
                <text:p>-3.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06">
                <text:p>-3.06</text:p>
              </table:table-cell>
              <table:table-cell office:value-type="float" office:value="-4.031">
                <text:p>-4.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133">
                <text:p>-3.133</text:p>
              </table:table-cell>
              <table:table-cell office:value-type="float" office:value="-4.892">
                <text:p>-4.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